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ee063" officeooo:paragraph-rsid="001ee063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94070a" fo:font-size="12pt" fo:font-style="italic" style:text-underline-style="none" fo:font-weight="bold" officeooo:rsid="001ee063" officeooo:paragraph-rsid="001ee063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1ee063" officeooo:paragraph-rsid="001ee063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03023" officeooo:paragraph-rsid="00203023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1c177" officeooo:paragraph-rsid="0021c177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1c177" officeooo:paragraph-rsid="0021c177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ee063" officeooo:paragraph-rsid="001ee06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3023" officeooo:paragraph-rsid="0020302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1c177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54a0d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128b" officeooo:paragraph-rsid="0021c17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2c2a" officeooo:paragraph-rsid="00272c2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72c2a" officeooo:paragraph-rsid="00272c2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1c177" officeooo:paragraph-rsid="0021c177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9bebf" officeooo:paragraph-rsid="0029beb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aa11" officeooo:paragraph-rsid="002aaa11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1c177" officeooo:paragraph-rsid="0021c177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811a8" officeooo:paragraph-rsid="002811a8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1c177" officeooo:paragraph-rsid="0029bebf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9bebf" officeooo:paragraph-rsid="0029bebf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aaa11" officeooo:paragraph-rsid="002aaa11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c380c" officeooo:paragraph-rsid="002c380c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21409a" fo:font-size="12pt" fo:font-style="italic" style:text-underline-style="none" fo:font-weight="bold" officeooo:rsid="0029bebf" officeooo:paragraph-rsid="0029bebf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21409a" fo:font-size="12pt" fo:font-style="italic" style:text-underline-style="none" fo:font-weight="bold" officeooo:rsid="002aaa11" officeooo:paragraph-rsid="002aaa11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color="#000000" fo:font-size="12pt" fo:font-style="italic" style:text-underline-style="none" fo:font-weight="bold" officeooo:rsid="0021c177" officeooo:paragraph-rsid="0021c177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e92c" style:font-weight-asian="normal" style:font-weight-complex="normal"/>
    </style:style>
    <style:style style:name="T3" style:family="text">
      <style:text-properties fo:font-weight="normal" officeooo:rsid="0023b16c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4a0d" style:font-style-asian="normal" style:font-style-complex="normal"/>
    </style:style>
    <style:style style:name="T6" style:family="text">
      <style:text-properties fo:font-style="normal" officeooo:rsid="0026895b" style:font-style-asian="normal" style:font-style-complex="normal"/>
    </style:style>
    <style:style style:name="T7" style:family="text">
      <style:text-properties fo:font-style="normal" officeooo:rsid="0027128b" style:font-style-asian="normal" style:font-style-complex="normal"/>
    </style:style>
    <style:style style:name="T8" style:family="text">
      <style:text-properties fo:font-style="normal" officeooo:rsid="0029bebf" style:font-style-asian="normal" style:font-style-complex="normal"/>
    </style:style>
    <style:style style:name="T9" style:family="text">
      <style:text-properties fo:font-style="normal" officeooo:rsid="002c380c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e92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811a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c380c" style:font-style-asian="normal" style:font-weight-asian="normal" style:font-style-complex="normal" style:font-weight-complex="normal"/>
    </style:style>
    <style:style style:name="T14" style:family="text">
      <style:text-properties officeooo:rsid="0021e92c"/>
    </style:style>
    <style:style style:name="T15" style:family="text">
      <style:text-properties officeooo:rsid="00254a0d"/>
    </style:style>
    <style:style style:name="T16" style:family="text">
      <style:text-properties fo:color="#21409a" fo:font-weight="bold" style:font-weight-asian="bold" style:font-weight-complex="bold"/>
    </style:style>
    <style:style style:name="T17" style:family="text">
      <style:text-properties fo:color="#21409a" fo:font-weight="bold" officeooo:rsid="00254a0d" style:font-weight-asian="bold" style:font-weight-complex="bold"/>
    </style:style>
    <style:style style:name="T18" style:family="text">
      <style:text-properties fo:color="#21409a" fo:font-weight="bold" officeooo:rsid="0027128b" style:font-weight-asian="bold" style:font-weight-complex="bold"/>
    </style:style>
    <style:style style:name="T19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21409a" fo:font-style="normal" style:font-style-asian="normal" style:font-style-complex="normal"/>
    </style:style>
    <style:style style:name="T21" style:family="text">
      <style:text-properties fo:color="#21409a" fo:font-style="normal" officeooo:rsid="002c380c" style:font-style-asian="normal" style:font-style-complex="normal"/>
    </style:style>
    <style:style style:name="T22" style:family="text">
      <style:text-properties fo:color="#21409a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021c177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IDING OF ISAAC</text:p>
      <text:p text:style-name="P1"/>
      <text:p text:style-name="P2">Différentes structures de données :</text:p>
      <text:p text:style-name="P2"/>
      <text:p text:style-name="P3">t_salle * m_map[L][L] : <text:span text:style-name="T10">Matrice pour la map, contient des pointeurs de type t_salle</text:span></text:p>
      <text:p text:style-name="P7"/>
      <text:p text:style-name="P4">int m_<text:span text:style-name="T14">salle[</text:span>M][N] : <text:span text:style-name="T10">Matrice </text:span><text:span text:style-name="T11">de modélisation </text:span><text:span text:style-name="T10">pour la salle, contient des entiers</text:span></text:p>
      <text:p text:style-name="P8"/>
      <text:p text:style-name="P5">t_salle : <text:span text:style-name="T10">Structure contenant la matrice </text:span><text:span text:style-name="T11">m_salle</text:span></text:p>
      <text:p text:style-name="P6"/>
      <text:p text:style-name="P14">t_joueur : <text:span text:style-name="T1">Structure contenant les différentes coordonnées du joueur (dans la map, dans la salle, et </text:span><text:span text:style-name="T3">de mouvement</text:span><text:span text:style-name="T2">)</text:span></text:p>
      <text:p text:style-name="P14"><text:span text:style-name="T2"/></text:p>
      <text:p text:style-name="P15"><text:span text:style-name="T14">t_</text:span>monstre : <text:span text:style-name="T1">Structure contenant les différentes coordonées du monstre (dans la salle, mouvement, et <text:s/>vitesse)</text:span></text:p>
      <text:p text:style-name="P15"><text:span text:style-name="T1"/></text:p>
      <text:p text:style-name="P16">t_projectile :<text:span text:style-name="T1"> Structure contenant les coordonneés + coordonneés de mouvement ainsi que la vitesse du projectile</text:span></text:p>
      <text:p text:style-name="P9"/>
      <text:p text:style-name="P9"/>
      <text:p text:style-name="P5">Gestion du joueur :</text:p>
      <text:p text:style-name="P5"/>
      <text:p text:style-name="P6"><text:span text:style-name="T16">t_joueur * creer_joueur() : </text:span><text:span text:style-name="T4">initialise un joueur dans la salle centrale de la map</text:span></text:p>
      <text:p text:style-name="P6"/>
      <text:p text:style-name="P6"><text:span text:style-name="T16">int est_franchissable() :</text:span> <text:span text:style-name="T4">Retourne si il est possible de déplacer le joueur à la case voulu</text:span></text:p>
      <text:p text:style-name="P9"/>
      <text:p text:style-name="P6"><text:span text:style-name="T16">void deplacer_joueur() : </text:span><text:span text:style-name="T5">Déplace le joueur dans la salle et d’une salle à l’autre s’il faut</text:span></text:p>
      <text:p text:style-name="P10"/>
      <text:p text:style-name="P6"><text:span text:style-name="T16">void controle_joueur(</text:span><text:span text:style-name="T17">) :</text:span><text:span text:style-name="T15"> </text:span><text:span text:style-name="T5">Récupère les touches pressées par l’utilisateur pour déplacer le joueur</text:span></text:p>
      <text:p text:style-name="P9"/>
      <text:p text:style-name="P5">Gestion de la map :</text:p>
      <text:p text:style-name="P5"/>
      <text:p text:style-name="P6"><text:span text:style-name="T16">t_coord * creer_coord(</text:span><text:span text:style-name="T17">) :</text:span><text:span text:style-name="T15"> </text:span><text:span text:style-name="T5">Initialise les coordonnées </text:span><text:span text:style-name="T6">d’une salle</text:span></text:p>
      <text:p text:style-name="P6"/>
      <text:p text:style-name="P6"><text:span text:style-name="T16">void copier_coord_cb(</text:span><text:span text:style-name="T17">) :</text:span><text:span text:style-name="T15"> </text:span><text:span text:style-name="T5">Copie des coordonnées</text:span></text:p>
      <text:p text:style-name="P6"/>
      <text:p text:style-name="P6"><text:span text:style-name="T16">void supprimer_coord_cb(</text:span><text:span text:style-name="T17">) :</text:span><text:span text:style-name="T15"> </text:span><text:span text:style-name="T5">Suppression des coordonneés</text:span></text:p>
      <text:p text:style-name="P6"/>
      <text:p text:style-name="P6"><text:span text:style-name="T16">void afficher_map(</text:span><text:span text:style-name="T17">) :</text:span><text:span text:style-name="T15"> </text:span><text:span text:style-name="T5">Affiche la mini map contenant les salles</text:span></text:p>
      <text:p text:style-name="P6"/>
      <text:p text:style-name="P6"><text:span text:style-name="T16">void init_map(</text:span><text:span text:style-name="T17">) :</text:span><text:span text:style-name="T15"> </text:span><text:span text:style-name="T5">Initialise la map avec des valeurs NULL et une salle en son centre</text:span></text:p>
      <text:p text:style-name="P6"/>
      <text:p text:style-name="P6"><text:span text:style-name="T16">int coord_valides(</text:span><text:span text:style-name="T17">) : </text:span><text:span text:style-name="T5">Vérifie que les coordonnées passées en paramètres soient valides (pas hors map et pas de carré de 4 salles)</text:span></text:p>
      <text:p text:style-name="P6"/>
      <text:p text:style-name="P6"><text:span text:style-name="T16">void maj_coord_possible(</text:span><text:span text:style-name="T17">) :</text:span><text:span text:style-name="T15"> </text:span><text:span text:style-name="T5">Met à jour la liste de coordonnées pour vérifiée que les coordonnées présentes soient toujours valides</text:span></text:p>
      <text:p text:style-name="P6"/>
      <text:p text:style-name="P6"><text:span text:style-name="T16">void genmap(</text:span><text:span text:style-name="T17">) : </text:span><text:span text:style-name="T5">Génère la map aléatoirement</text:span></text:p>
      <text:p text:style-name="P25">Gestion de la salle : </text:p>
      <text:p text:style-name="P5"/>
      <text:p text:style-name="P6"><text:span text:style-name="T16">void init_salle(</text:span><text:span text:style-name="T17">) :</text:span><text:span text:style-name="T15"> </text:span><text:span text:style-name="T7">Remplis la salle (0 si dispo, 1 pour le perso, 2 les bordures, 3 les portes)</text:span></text:p>
      <text:p text:style-name="P6"/>
      <text:p text:style-name="P6"><text:span text:style-name="T16">t_salle * creer_salle() : </text:span><text:span text:style-name="T7">Réserve l’espace pour les salles</text:span></text:p>
      <text:p text:style-name="P6"/>
      <text:p text:style-name="P6"><text:span text:style-name="T16">void afficher_salle(</text:span><text:span text:style-name="T17">) : </text:span><text:span text:style-name="T7">Parcours la matrice pour en afficher le contenu</text:span></text:p>
      <text:p text:style-name="P6"><text:span text:style-name="T7"/></text:p>
      <text:p text:style-name="P18"><text:span text:style-name="T18">v</text:span><text:span text:style-name="T16">oid creer_mat_distance() : </text:span><text:span text:style-name="T4">Créer une matrice qui contient le nombre de case entre la position du joueur et tout autre case de la matrice</text:span></text:p>
      <text:p text:style-name="P18"><text:span text:style-name="T4"/></text:p>
      <text:p text:style-name="P18"><text:span text:style-name="T16">void afficher_mat_distance() :</text:span><text:span text:style-name="T19"> </text:span><text:span text:style-name="T4">Affiche la matrice_distance (débeugage)</text:span></text:p>
      <text:p text:style-name="P18"><text:span text:style-name="T4"/></text:p>
      <text:p text:style-name="P19"><text:span text:style-name="T4">Gestion de</text:span><text:span text:style-name="T8">s</text:span><text:span text:style-name="T4"> </text:span><text:span text:style-name="T8">monstres</text:span><text:span text:style-name="T4"> :</text:span></text:p>
      <text:p text:style-name="P20"><text:span text:style-name="T4"/></text:p>
      <text:p text:style-name="P23">t_monstre * creer_monstre() : <text:span text:style-name="T24">initialise un </text:span><text:span text:style-name="T23">monstre </text:span><text:span text:style-name="T24">dans la sall</text:span><text:span text:style-name="T23">e avec une vitesse</text:span></text:p>
      <text:p text:style-name="P23"><text:span text:style-name="T23"/></text:p>
      <text:p text:style-name="P24"><text:span text:style-name="T4">void supprimer_monstre_cb() : </text:span><text:span text:style-name="T23">Supprimer un monstre</text:span></text:p>
      <text:p text:style-name="P24"><text:span text:style-name="T23"/></text:p>
      <text:p text:style-name="P24"><text:span text:style-name="T4">void deplacer_monstre() : </text:span><text:span text:style-name="T23">Déplace le monstre en suivant le chemin le plus court jusqu’au joueur</text:span></text:p>
      <text:p text:style-name="P19"><text:span text:style-name="T4"/></text:p>
      <text:p text:style-name="P18"><text:span text:style-name="T4"/></text:p>
      <text:p text:style-name="P19"><text:span text:style-name="T4">Gestion de</text:span><text:span text:style-name="T8">s</text:span><text:span text:style-name="T4"> </text:span><text:span text:style-name="T8">projectiles</text:span><text:span text:style-name="T4"> :</text:span></text:p>
      <text:p text:style-name="P19"><text:span text:style-name="T4"/></text:p>
      <text:p text:style-name="P22"><text:span text:style-name="T20">t_projectile creer_projectile() :</text:span><text:span text:style-name="T22"> </text:span><text:span text:style-name="T10">Créer un projectile</text:span></text:p>
      <text:p text:style-name="P19"><text:span text:style-name="T4"/></text:p>
      <text:p text:style-name="P21"><text:span text:style-name="T20">void </text:span><text:span text:style-name="T21">supprimer_projectile() : </text:span><text:span text:style-name="T13">Supprime le projectile si il sort de la salle</text:span></text:p>
      <text:p text:style-name="P21"><text:span text:style-name="T13"/></text:p>
      <text:p text:style-name="P22"><text:span text:style-name="T20">void deplacer_projectile() :</text:span><text:span text:style-name="T10"> Déplace le projectile dans la matrice avec une vitesse donnée, si touche monstre, supprimer monstre + projectile</text:span></text:p>
      <text:p text:style-name="P22"><text:span text:style-name="T12"/></text:p>
      <text:p text:style-name="P11"/>
      <text:p text:style-name="P13">liste.c</text:p>
      <text:p text:style-name="P12"/>
      <text:p text:style-name="P12">Gestions de listes versatiles avec pointeurs sur list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44:04.634373026</meta:creation-date>
    <dc:date>2019-03-14T09:57:22.681199077</dc:date>
    <meta:editing-duration>PT28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418" meta:character-count="2667" meta:non-whitespace-character-count="2285"/>
  </office:meta>
</office:document-meta>
</file>